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5.5256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1.748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4.7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Ipe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0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units</text:p>
          </table:table-cell>
          <table:table-cell table:style-name="Default" office:value-type="string" calcext:value-type="string">
            <text:p>Periodic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ame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IGP12_INCC12</text:p>
          </table:table-cell>
          <table:table-cell office:value-type="string" calcext:value-type="string">
            <text:p>INCC-DI - geral - índice (ago. 1994 = 10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NCC_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C12_INDFBCFCCDESSAZ12</text:p>
          </table:table-cell>
          <table:table-cell office:value-type="string" calcext:value-type="string">
            <text:p>Indicador IPEA de FBCF - construção civil - índice real dessazonalizado (média 1995 = 10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ND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C12_INDFBCFDESSAZ12</text:p>
          </table:table-cell>
          <table:table-cell office:value-type="string" calcext:value-type="string">
            <text:p>Indicador IPEA de FBCF - índice real dessazonalizado (média 1995 = 10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N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12_PIB12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R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SA, DA</text:p>
          </table:table-cell>
          <table:table-cell office:value-type="string" calcext:value-type="string">
            <text:p>PIB_monthl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BSIE12_QSCFG12</text:p>
          </table:table-cell>
          <table:table-cell office:value-type="string" calcext:value-type="string">
            <text:p>Transformação Mineral - ferro-gusa - produção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Q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BSIE12_QSCAB12</text:p>
          </table:table-cell>
          <table:table-cell office:value-type="string" calcext:value-type="string">
            <text:p>Transformação Mineral - aço bruto - produção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Q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BSIE12_QSCL12</text:p>
          </table:table-cell>
          <table:table-cell office:value-type="string" calcext:value-type="string">
            <text:p>Transformação Mineral - laminados - produção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QSC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BM366_TJOVER366</text:p>
          </table:table-cell>
          <table:table-cell table:style-name="ce2" office:value-type="string" calcext:value-type="string">
            <text:p>axa de juros - Selic - fixada pelo Comitê de Política Monetária (Copom)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Selic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GM366_ERC366</text:p>
          </table:table-cell>
          <table:table-cell table:style-name="ce2" office:value-type="string" calcext:value-type="string">
            <text:p>Taxa de câmbio dólar comercial para compra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Fx</text:p>
          </table:table-cell>
          <table:table-cell table:number-columns-repeated="2"/>
        </table:table-row>
      </table:table>
      <table:table table:name="CentralBank1" table:style-name="ta1">
        <table:table-column table:style-name="co3" table:default-cell-style-name="ce11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eriodic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8503" calcext:value-type="float">
            <text:p>28503</text:p>
          </table:table-cell>
          <table:table-cell office:value-type="string" calcext:value-type="string">
            <text:p>General (2022=100) Seaso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8504" calcext:value-type="float">
            <text:p>28504</text:p>
          </table:table-cell>
          <table:table-cell office:value-type="string" calcext:value-type="string">
            <text:p>Physical Production - Mineral extraction - Seasonally Adjusted <text:s/>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ME</text:p>
          </table:table-cell>
        </table:table-row>
        <table:table-row table:style-name="ro1">
          <table:table-cell office:value-type="float" office:value="28505" calcext:value-type="float">
            <text:p>28505</text:p>
          </table:table-cell>
          <table:table-cell office:value-type="string" calcext:value-type="string">
            <text:p>Physical Production - Manufacturing industry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MI</text:p>
          </table:table-cell>
        </table:table-row>
        <table:table-row table:style-name="ro1">
          <table:table-cell office:value-type="float" office:value="28506" calcext:value-type="float">
            <text:p>28506</text:p>
          </table:table-cell>
          <table:table-cell office:value-type="string" calcext:value-type="string">
            <text:p>Physical Production - Capital good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KG</text:p>
          </table:table-cell>
        </table:table-row>
        <table:table-row table:style-name="ro1">
          <table:table-cell office:value-type="float" office:value="28507" calcext:value-type="float">
            <text:p>28507</text:p>
          </table:table-cell>
          <table:table-cell office:value-type="string" calcext:value-type="string">
            <text:p>Physical Production - Intermediate good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CI</text:p>
          </table:table-cell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string" calcext:value-type="string">
            <text:p>Physical Production - Consumer good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CG</text:p>
          </table:table-cell>
        </table:table-row>
        <table:table-row table:style-name="ro1">
          <table:table-cell office:value-type="float" office:value="28509" calcext:value-type="float">
            <text:p>28509</text:p>
          </table:table-cell>
          <table:table-cell office:value-type="string" calcext:value-type="string">
            <text:p>Physical Production - Durable good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CDG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string" calcext:value-type="string">
            <text:p>Physical Production - Semidurable and nondurable good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SDG</text:p>
          </table:table-cell>
        </table:table-row>
        <table:table-row table:style-name="ro1">
          <table:table-cell office:value-type="float" office:value="28511" calcext:value-type="float">
            <text:p>28511</text:p>
          </table:table-cell>
          <table:table-cell office:value-type="string" calcext:value-type="string">
            <text:p>Physical Production - Production of construction inputs - Seasonally Adjusted Industrial Produ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CIG</text:p>
          </table:table-cell>
        </table:table-row>
        <table:table-row table:style-name="ro1">
          <table:table-cell office:value-type="float" office:value="28546" calcext:value-type="float">
            <text:p>28546</text:p>
          </table:table-cell>
          <table:table-cell office:value-type="string" calcext:value-type="string">
            <text:p>Steel production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float" office:value="28553" calcext:value-type="float">
            <text:p>28553</text:p>
          </table:table-cell>
          <table:table-cell office:value-type="string" calcext:value-type="string">
            <text:p>Heavy vehicle traffic on toll roads - ABCR - Seasonally Ad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HVT</text:p>
          </table:table-cell>
        </table:table-row>
        <table:table-row table:style-name="ro1">
          <table:table-cell office:value-type="float" office:value="28554" calcext:value-type="float">
            <text:p>28554</text:p>
          </table:table-cell>
          <table:table-cell office:value-type="string" calcext:value-type="string">
            <text:p>Capacity utilization – manufacturing industry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float" office:value="28555" calcext:value-type="float">
            <text:p>28555</text:p>
          </table:table-cell>
          <table:table-cell office:value-type="string" calcext:value-type="string">
            <text:p>Real industrial sales (2016=100) - (CNI)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8556" calcext:value-type="float">
            <text:p>28556</text:p>
          </table:table-cell>
          <table:table-cell office:value-type="string" calcext:value-type="string">
            <text:p>Hours worked in production – manufacturing industry (2016=100)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Hworked</text:p>
          </table:table-cell>
        </table:table-row>
        <table:table-row table:style-name="ro1">
          <table:table-cell office:value-type="float" office:value="28559" calcext:value-type="float">
            <text:p>28559</text:p>
          </table:table-cell>
          <table:table-cell office:value-type="string" calcext:value-type="string">
            <text:p>Real average earnings in manufacturing (2016=100)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arning</text:p>
          </table:table-cell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string" calcext:value-type="string">
            <text:p>Real total payroll – manufacturing industry (2016=100)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NI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Payroll</text:p>
          </table:table-cell>
        </table:table-row>
        <table:table-row table:style-name="ro1">
          <table:table-cell office:value-type="float" office:value="28561" calcext:value-type="float">
            <text:p>28561</text:p>
          </table:table-cell>
          <table:table-cell office:value-type="string" calcext:value-type="string">
            <text:p>Capacity utilization – manufacturing industry (FGV) - Seasonally Adjuste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GV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CUManu</text:p>
          </table:table-cell>
        </table:table-row>
        <table:table-row table:style-name="ro1">
          <table:table-cell office:value-type="float" office:value="28527" calcext:value-type="float">
            <text:p>28527</text:p>
          </table:table-cell>
          <table:table-cell office:value-type="string" calcext:value-type="string">
            <text:p>Vehicles production (total) - Seasonally Adjuste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favea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Pveh</text:p>
          </table:table-cell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string" calcext:value-type="string">
            <text:p>Vehicle sales (total) - Seasonally Adjusted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favea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Sveh</text:p>
          </table:table-cell>
        </table:table-row>
        <table:table-row table:style-name="ro1">
          <table:table-cell office:value-type="float" office:value="28529" calcext:value-type="float">
            <text:p>28529</text:p>
          </table:table-cell>
          <table:table-cell office:value-type="string" calcext:value-type="string">
            <text:p>Domestic vehicle sales - Seasonally Adjusted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favea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DSveh</text:p>
          </table:table-cell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string" calcext:value-type="string">
            <text:p>Vehicle exports - Seasonally Adjusted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favea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ExpVeh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Brazil - commercial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trobras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E_comm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Brazil - residential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trobras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E_res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Brazil - industrial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trobras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E_ind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Brazil - total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trobras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E_tot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Total – 1391 Petroleom</text:p>
          </table:table-cell>
          <table:table-cell office:value-type="string" calcext:value-type="string">
            <text:p>Barrels/day (thousand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P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ProPet</text:p>
          </table:table-cell>
        </table:table-row>
        <table:table-row table:style-name="ro1">
          <table:table-cell office:value-type="float" office:value="28473" calcext:value-type="float">
            <text:p>28473</text:p>
          </table:table-cell>
          <table:table-cell office:value-type="string" calcext:value-type="string">
            <text:p>Total - Brazil - Seasonally Adjusted Sales volume index in the retail secto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tail_Sales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Consumer confidence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comercio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CCI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Current economic conditions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comercio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CCEI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Future expectations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comercio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CEI</text:p>
          </table:table-cell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ICS-Dessazonalizad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 and FGV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IE_S</text:p>
          </table:table-cell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ISA-S Dessazonalizad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 and FGV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ISA_S</text:p>
          </table:table-cell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IE-S Dessazonalizad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 and FGV</text:p>
          </table:table-cell>
          <table:table-cell office:value-type="string" calcext:value-type="string">
            <text:p>log_dm, DA, DA3m</text:p>
          </table:table-cell>
          <table:table-cell office:value-type="string" calcext:value-type="string">
            <text:p>IE_S_alt</text:p>
          </table:table-cell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string" calcext:value-type="string">
            <text:p>Supermarkets sales - Seasonally Adjuste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as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road National Consumer Price Index (IPCA)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EX0 Core IPCA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_EX0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EX1 Core IPCA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_EX1</text:p>
          </table:table-cell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string" calcext:value-type="string">
            <text:p>EX2 Core IPCA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_EX2</text:p>
          </table:table-cell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Trimmed mean Core IPCA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_MS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Smoothed trimmed mean Core IPCA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IPCA_MA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  <table:table-cell table:style-name="ce9" office:value-type="string" calcext:value-type="string">
            <text:p>Residential Real Estate Collateral Value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sig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_Value</text:p>
          </table:table-cell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string" calcext:value-type="string">
            <text:p>M1 (end-of-period balance) -New - seasonally adjusted</text:p>
          </table:table-cell>
          <table:table-cell office:value-type="string" calcext:value-type="string">
            <text:p>c.m.u. (thousand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Savings deposits (end-of-period balance)</text:p>
          </table:table-cell>
          <table:table-cell office:value-type="string" calcext:value-type="string">
            <text:p>c.m.u. (thousand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Savings</text:p>
          </table:table-cell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Balance on goods and services - monthly - net</text:p>
          </table:table-cell>
          <table:table-cell office:value-type="string" calcext:value-type="string">
            <text:p>US$ (million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m, 3m</text:p>
          </table:table-cell>
          <table:table-cell office:value-type="string" calcext:value-type="string">
            <text:p>BGS</text:p>
          </table:table-cell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string" calcext:value-type="string">
            <text:p>Real effective exchange rate index (IPCA) - Jun/1994=10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ER_IPCA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string" calcext:value-type="string">
            <text:p>Real exchange rate index (IPCA) - Jun/1994=100 - US Doll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ER_USD</text:p>
          </table:table-cell>
        </table:table-row>
        <table:table-row table:style-name="ro1">
          <table:table-cell office:value-type="float" office:value="28183" calcext:value-type="float">
            <text:p>28183</text:p>
          </table:table-cell>
          <table:table-cell office:value-type="string" calcext:value-type="string">
            <text:p>Total credit to the nonfinancial sector</text:p>
          </table:table-cell>
          <table:table-cell office:value-type="string" calcext:value-type="string">
            <text:p>R$ (million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STAT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float" office:value="27574" calcext:value-type="float">
            <text:p>27574</text:p>
          </table:table-cell>
          <table:table-cell office:value-type="string" calcext:value-type="string">
            <text:p>IC-B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CB-Depec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C_Br</text:p>
          </table:table-cell>
        </table:table-row>
        <table:table-row table:style-name="ro1">
          <table:table-cell office:value-type="float" office:value="22109" calcext:value-type="float">
            <text:p>22109</text:p>
          </table:table-cell>
          <table:table-cell office:value-type="string" calcext:value-type="string">
            <text:p>GDP at market prices SCN-201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DP</text:p>
          </table:table-cell>
        </table:table-row>
      </table:table>
      <table:table table:name="FRED" table:style-name="ta1">
        <table:table-column table:style-name="co3" table:number-columns-repeated="3" table:default-cell-style-name="ce10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units</text:p>
          </table:table-cell>
          <table:table-cell table:style-name="ce10" office:value-type="string" calcext:value-type="string">
            <text:p>Periodic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ame</text:p>
          </table:table-cell>
        </table:table-row>
        <table:table-row table:style-name="ro4">
          <table:table-cell office:value-type="string" calcext:value-type="string">
            <text:p>CPIAUCSL</text:p>
          </table:table-cell>
          <table:table-cell office:value-type="string" calcext:value-type="string">
            <text:p>Consumer Price Index for All Urban Consumers: All Items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PI_US</text:p>
          </table:table-cell>
        </table:table-row>
        <table:table-row table:style-name="ro4">
          <table:table-cell office:value-type="string" calcext:value-type="string">
            <text:p>UMCSENT</text:p>
          </table:table-cell>
          <table:table-cell office:value-type="string" calcext:value-type="string">
            <text:p>University of Michigan: Consumer Sentiment (N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ONS_SENTI_US</text:p>
          </table:table-cell>
        </table:table-row>
        <table:table-row table:style-name="ro5">
          <table:table-cell office:value-type="string" calcext:value-type="string">
            <text:p>CSCICP03USM665S</text:p>
          </table:table-cell>
          <table:table-cell office:value-type="string" calcext:value-type="string">
            <text:p>Consumer Confidence Index (OECD Amplitude Adjusted)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ONS_CONF_US</text:p>
          </table:table-cell>
        </table:table-row>
        <table:table-row table:style-name="ro4">
          <table:table-cell office:value-type="string" calcext:value-type="string">
            <text:p>NAPM</text:p>
          </table:table-cell>
          <table:table-cell office:value-type="string" calcext:value-type="string">
            <text:p>ISM Manufacturing: PMI Composite Index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PMI_COMP_US</text:p>
          </table:table-cell>
        </table:table-row>
        <table:table-row table:style-name="ro6">
          <table:table-cell office:value-type="string" calcext:value-type="string">
            <text:p>PAYEMS</text:p>
          </table:table-cell>
          <table:table-cell office:value-type="string" calcext:value-type="string">
            <text:p>All Employees: Total Nonfarm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EMPLOY_NONFARM_US</text:p>
          </table:table-cell>
        </table:table-row>
        <table:table-row table:style-name="ro4">
          <table:table-cell office:value-type="string" calcext:value-type="string">
            <text:p>RSAFS</text:p>
          </table:table-cell>
          <table:table-cell office:value-type="string" calcext:value-type="string">
            <text:p>Advance Retail Sales: Retail and Food Services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RETAIL_SALES_US</text:p>
          </table:table-cell>
        </table:table-row>
        <table:table-row table:style-name="ro6">
          <table:table-cell office:value-type="string" calcext:value-type="string">
            <text:p>INDPRO</text:p>
          </table:table-cell>
          <table:table-cell office:value-type="string" calcext:value-type="string">
            <text:p>Industrial Production: Total Index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IP_US</text:p>
          </table:table-cell>
        </table:table-row>
        <table:table-row table:style-name="ro6">
          <table:table-cell office:value-type="string" calcext:value-type="string">
            <text:p>TCU</text:p>
          </table:table-cell>
          <table:table-cell office:value-type="string" calcext:value-type="string">
            <text:p>Capacity Utilization: Total Index (SA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AP_UTILI_US</text:p>
          </table:table-cell>
        </table:table-row>
        <table:table-row table:style-name="ro5">
          <table:table-cell office:value-type="string" calcext:value-type="string">
            <text:p>HOUST</text:p>
          </table:table-cell>
          <table:table-cell office:value-type="string" calcext:value-type="string">
            <text:p>New Privately-Owned Housing Units Started: Total (SAAR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HOUSING_STARTS_US</text:p>
          </table:table-cell>
        </table:table-row>
        <table:table-row table:style-name="ro3">
          <table:table-cell office:value-type="string" calcext:value-type="string">
            <text:p>TOTALSA</text:p>
          </table:table-cell>
          <table:table-cell office:value-type="string" calcext:value-type="string">
            <text:p>Total Vehicle Sales (SAAR)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AUTO_SALES_US</text:p>
          </table:table-cell>
        </table:table-row>
        <table:table-row table:style-name="ro1">
          <table:table-cell office:value-type="string" calcext:value-type="string">
            <text:p>AITGIAS</text:p>
          </table:table-cell>
          <table:table-cell office:value-type="string" calcext:value-type="string">
            <text:p>Car_imporst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CAR_IMP_US</text:p>
          </table:table-cell>
        </table:table-row>
        <table:table-row table:style-name="ro3">
          <table:table-cell office:value-type="string" calcext:value-type="string">
            <text:p>HTRUCKSSAAR</text:p>
          </table:table-cell>
          <table:table-cell office:value-type="string" calcext:value-type="string">
            <text:p>Truck_imports</text:p>
          </table:table-cell>
          <table:table-cell office:value-type="string" calcext:value-type="string">
            <text:p>index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A, DA3m</text:p>
          </table:table-cell>
          <table:table-cell office:value-type="string" calcext:value-type="string">
            <text:p>TRUCK_IMP_US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1"/>
          <table:table-cell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PMi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>
          <table:table-cell table:style-name="ce12" office:value-type="string" calcext:value-type="string">
            <text:p>Code 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eriodicity</text:p>
          </table:table-cell>
          <table:table-cell office:value-type="string" calcext:value-type="string">
            <text:p>Source 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223MG@MKTPMI</text:p>
          </table:table-cell>
          <table:table-cell office:value-type="string" calcext:value-type="string">
            <text:p>Brazil PMI: Manufacturing Output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OUT</text:p>
          </table:table-cell>
        </table:table-row>
        <table:table-row table:style-name="ro1">
          <table:table-cell office:value-type="string" calcext:value-type="string">
            <text:p>S223MO@MKTPMI</text:p>
          </table:table-cell>
          <table:table-cell office:value-type="string" calcext:value-type="string">
            <text:p>Brazil PMI: Manufacturing New Order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NO</text:p>
          </table:table-cell>
        </table:table-row>
        <table:table-row table:style-name="ro1">
          <table:table-cell office:value-type="string" calcext:value-type="string">
            <text:p>S223ME@MKTPMI</text:p>
          </table:table-cell>
          <table:table-cell office:value-type="string" calcext:value-type="string">
            <text:p>Brazil PMI: Manufacturing Employment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EMP</text:p>
          </table:table-cell>
        </table:table-row>
        <table:table-row table:style-name="ro1">
          <table:table-cell office:value-type="string" calcext:value-type="string">
            <text:p>S223MD@MKTPMI</text:p>
          </table:table-cell>
          <table:table-cell office:value-type="string" calcext:value-type="string">
            <text:p>Brazil PMI: Manufacturing Suppliers' Delivery Times (SA, 50+=Faster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SD</text:p>
          </table:table-cell>
        </table:table-row>
        <table:table-row table:style-name="ro1">
          <table:table-cell office:value-type="string" calcext:value-type="string">
            <text:p>S223MSP@MKTPMI</text:p>
          </table:table-cell>
          <table:table-cell office:value-type="string" calcext:value-type="string">
            <text:p>Brazil PMI: Manufacturing Stocks of Purchase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SP</text:p>
          </table:table-cell>
        </table:table-row>
        <table:table-row table:style-name="ro1">
          <table:table-cell office:value-type="string" calcext:value-type="string">
            <text:p>S223MPI@MKTPMI</text:p>
          </table:table-cell>
          <table:table-cell office:value-type="string" calcext:value-type="string">
            <text:p>Brazil PMI: Manufacturing Input Price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IP</text:p>
          </table:table-cell>
        </table:table-row>
        <table:table-row table:style-name="ro1">
          <table:table-cell office:value-type="string" calcext:value-type="string">
            <text:p>S223MQP@MKTPMI</text:p>
          </table:table-cell>
          <table:table-cell office:value-type="string" calcext:value-type="string">
            <text:p>Brazil PMI: Manufacturing Quantity of Purchase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QP</text:p>
          </table:table-cell>
        </table:table-row>
        <table:table-row table:style-name="ro1">
          <table:table-cell office:value-type="string" calcext:value-type="string">
            <text:p>S223MSF@MKTPMI</text:p>
          </table:table-cell>
          <table:table-cell office:value-type="string" calcext:value-type="string">
            <text:p>Brazil PMI: Manufacturing Stocks of Finished Good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SF</text:p>
          </table:table-cell>
        </table:table-row>
        <table:table-row table:style-name="ro1">
          <table:table-cell office:value-type="string" calcext:value-type="string">
            <text:p>S223MX@MKTPMI</text:p>
          </table:table-cell>
          <table:table-cell office:value-type="string" calcext:value-type="string">
            <text:p>Brazil PMI: Manufacturing New Export Order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NEO</text:p>
          </table:table-cell>
        </table:table-row>
        <table:table-row table:style-name="ro1">
          <table:table-cell office:value-type="string" calcext:value-type="string">
            <text:p>S223MB@MKTPMI</text:p>
          </table:table-cell>
          <table:table-cell office:value-type="string" calcext:value-type="string">
            <text:p>Brazil PMI: Manufacturing Backlogs of Work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BW</text:p>
          </table:table-cell>
        </table:table-row>
        <table:table-row table:style-name="ro1">
          <table:table-cell office:value-type="string" calcext:value-type="string">
            <text:p>S223MPO@MKTPMI</text:p>
          </table:table-cell>
          <table:table-cell office:value-type="string" calcext:value-type="string">
            <text:p>Brazil PMI: Manufacturing Output Prices (SA, 50+=Expansion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OP</text:p>
          </table:table-cell>
        </table:table-row>
        <table:table-row table:style-name="ro1">
          <table:table-cell office:value-type="string" calcext:value-type="string">
            <text:p>S223OI@MKTPMI</text:p>
          </table:table-cell>
          <table:table-cell office:value-type="string" calcext:value-type="string">
            <text:p>Brazil: Manufacturing Orders to Inventories (SA, Ratio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Morgan</text:p>
          </table:table-cell>
          <table:table-cell office:value-type="string" calcext:value-type="string">
            <text:p>log_dm, dm</text:p>
          </table:table-cell>
          <table:table-cell office:value-type="string" calcext:value-type="string">
            <text:p>PMI_MF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year number:style="long"/>
      <number:month number:style="long"/>
    </number:date-style>
    <number:number-style style:name="N16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20:26:49.356178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2:43:08.616670836</meta:creation-date>
    <dc:date>2025-11-03T20:31:39.314842750</dc:date>
    <meta:editing-duration>PT1H26M57S</meta:editing-duration>
    <meta:editing-cycles>12</meta:editing-cycles>
    <meta:generator>LibreOffice/24.2.7.2$Linux_X86_64 LibreOffice_project/420$Build-2</meta:generator>
    <meta:document-statistic meta:table-count="4" meta:cell-count="602" meta:object-count="0"/>
    <meta:user-defined meta:name="ProgId">Excel.Sheet</meta:user-defined>
  </office:meta>
</office:document-meta>
</file>